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84.66mm" svg:height="117.65mm" svg:x="43.38mm" svg:y="59.46mm">
            <loext:p draw:notify-on-update-of-ranges="Sheet1.B4:Sheet1.G4 Sheet1.A5:Sheet1.A5 Sheet1.B5:Sheet1.G5 Sheet1.A6:Sheet1.A6 Sheet1.B6:Sheet1.G6 Sheet1.A7:Sheet1.A7 Sheet1.B7:Sheet1.G7 Sheet1.A8:Sheet1.A8 Sheet1.B8:Sheet1.G8 Sheet1.A9:Sheet1.A9 Sheet1.B9:Sheet1.G9 Sheet1.A10:Sheet1.A10 Sheet1.B10:Sheet1.G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=256^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hreads\SimType</text:p>
          </table:table-cell>
          <table:table-cell table:style-name="ce1" office:value-type="string" calcext:value-type="string">
            <text:p>FD SPEC A-Grid</text:p>
          </table:table-cell>
          <table:table-cell table:style-name="ce1" office:value-type="string" calcext:value-type="string">
            <text:p>FD CART A-Grid</text:p>
          </table:table-cell>
          <table:table-cell table:style-name="ce1" office:value-type="string" calcext:value-type="string">
            <text:p>FD SPEC C-Grid</text:p>
          </table:table-cell>
          <table:table-cell table:style-name="ce1" office:value-type="string" calcext:value-type="string">
            <text:p>FD Cart C-Grid</text:p>
          </table:table-cell>
          <table:table-cell table:style-name="ce1" office:value-type="string" calcext:value-type="string">
            <text:p>REXI M=256</text:p>
          </table:table-cell>
          <table:table-cell table:style-name="ce1" office:value-type="string" calcext:value-type="string">
            <text:p>REXI PAR M=256</text:p>
          </table:table-cell>
          <table:table-cell table:style-name="ce1" table:number-columns-repeated="1014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5.782169" calcext:value-type="float">
            <text:p>435.782169</text:p>
          </table:table-cell>
          <table:table-cell office:value-type="float" office:value="548.02654" calcext:value-type="float">
            <text:p>548.02654</text:p>
          </table:table-cell>
          <table:table-cell office:value-type="float" office:value="577.854485" calcext:value-type="float">
            <text:p>577.854485</text:p>
          </table:table-cell>
          <table:table-cell office:value-type="float" office:value="3390.914126" calcext:value-type="float">
            <text:p>3390.914126</text:p>
          </table:table-cell>
          <table:table-cell office:value-type="float" office:value="21.208873" calcext:value-type="float">
            <text:p>21.208873</text:p>
          </table:table-cell>
          <table:table-cell office:value-type="float" office:value="19.700215" calcext:value-type="float">
            <text:p>19.70021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3.432423" calcext:value-type="float">
            <text:p>233.432423</text:p>
          </table:table-cell>
          <table:table-cell office:value-type="float" office:value="274.956958" calcext:value-type="float">
            <text:p>274.956958</text:p>
          </table:table-cell>
          <table:table-cell office:value-type="float" office:value="297.330062" calcext:value-type="float">
            <text:p>297.330062</text:p>
          </table:table-cell>
          <table:table-cell office:value-type="float" office:value="1722.504113" calcext:value-type="float">
            <text:p>1722.504113</text:p>
          </table:table-cell>
          <table:table-cell office:value-type="float" office:value="13.739498" calcext:value-type="float">
            <text:p>13.739498</text:p>
          </table:table-cell>
          <table:table-cell office:value-type="float" office:value="11.62117" calcext:value-type="float">
            <text:p>11.6211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5.840348" calcext:value-type="float">
            <text:p>165.840348</text:p>
          </table:table-cell>
          <table:table-cell office:value-type="float" office:value="164.326694" calcext:value-type="float">
            <text:p>164.326694</text:p>
          </table:table-cell>
          <table:table-cell office:value-type="float" office:value="174.631597" calcext:value-type="float">
            <text:p>174.631597</text:p>
          </table:table-cell>
          <table:table-cell office:value-type="float" office:value="918.718437" calcext:value-type="float">
            <text:p>918.718437</text:p>
          </table:table-cell>
          <table:table-cell office:value-type="float" office:value="10.274912" calcext:value-type="float">
            <text:p>10.274912</text:p>
          </table:table-cell>
          <table:table-cell office:value-type="float" office:value="7.856987" calcext:value-type="float">
            <text:p>7.856987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.011172" calcext:value-type="float">
            <text:p>91.011172</text:p>
          </table:table-cell>
          <table:table-cell office:value-type="float" office:value="107.499966" calcext:value-type="float">
            <text:p>107.499966</text:p>
          </table:table-cell>
          <table:table-cell office:value-type="float" office:value="129.10633" calcext:value-type="float">
            <text:p>129.10633</text:p>
          </table:table-cell>
          <table:table-cell office:value-type="float" office:value="528.11977" calcext:value-type="float">
            <text:p>528.11977</text:p>
          </table:table-cell>
          <table:table-cell office:value-type="float" office:value="9.821305" calcext:value-type="float">
            <text:p>9.821305</text:p>
          </table:table-cell>
          <table:table-cell office:value-type="float" office:value="8.669621" calcext:value-type="float">
            <text:p>8.669621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2.611476" calcext:value-type="float">
            <text:p>102.611476</text:p>
          </table:table-cell>
          <table:table-cell office:value-type="float" office:value="105.159553" calcext:value-type="float">
            <text:p>105.159553</text:p>
          </table:table-cell>
          <table:table-cell office:value-type="float" office:value="126.186428" calcext:value-type="float">
            <text:p>126.186428</text:p>
          </table:table-cell>
          <table:table-cell office:value-type="float" office:value="409.233924" calcext:value-type="float">
            <text:p>409.233924</text:p>
          </table:table-cell>
          <table:table-cell office:value-type="float" office:value="9.816574" calcext:value-type="float">
            <text:p>9.816574</text:p>
          </table:table-cell>
          <table:table-cell office:value-type="float" office:value="5.566096" calcext:value-type="float">
            <text:p>5.566096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.592654" calcext:value-type="float">
            <text:p>75.592654</text:p>
          </table:table-cell>
          <table:table-cell office:value-type="float" office:value="85.88064" calcext:value-type="float">
            <text:p>85.88064</text:p>
          </table:table-cell>
          <table:table-cell office:value-type="float" office:value="95.389234" calcext:value-type="float">
            <text:p>95.389234</text:p>
          </table:table-cell>
          <table:table-cell office:value-type="float" office:value="433.740583" calcext:value-type="float">
            <text:p>433.740583</text:p>
          </table:table-cell>
          <table:table-cell office:value-type="float" office:value="10.678877" calcext:value-type="float">
            <text:p>10.678877</text:p>
          </table:table-cell>
          <table:table-cell office:value-type="float" office:value="4.766677" calcext:value-type="float">
            <text:p>4.766677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 style:data-style-name="N2" text:time-value="22:37:39.557124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5-09-21T13:15:38.822825036</meta:creation-date>
    <dc:date>2015-09-21T22:38:09.643513983</dc:date>
    <dc:creator>martin </dc:creator>
    <meta:editing-duration>PT11M42S</meta:editing-duration>
    <meta:editing-cycles>2</meta:editing-cycles>
    <meta:generator>LibreOffice/5.0.1.2$Linux_X86_64 LibreOffice_project/81898c9f5c0d43f3473ba111d7b351050be20261</meta:generator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67cm" svg:height="11.766cm" xlink:href=".." xlink:type="simple" chart:class="chart:bar" chart:style-name="ch1">
        <chart:legend chart:legend-position="end" svg:x="17.147cm" svg:y="4.021cm" style:legend-expansion="high" chart:style-name="ch2"/>
        <chart:plot-area chart:style-name="ch3" table:cell-range-address="Sheet1.B4:Sheet1.G10 Sheet1.A5:Sheet1.A10" chart:data-source-has-labels="both" svg:x="1.577cm" svg:y="0.235cm" svg:width="15.201cm" svg:height="11.296cm">
          <chartooo:coordinate-region svg:x="2.903cm" svg:y="0.235cm" svg:width="13.875cm" svg:height="8.116cm"/>
          <chart:axis chart:dimension="x" chart:name="primary-x" chart:style-name="ch4" chartooo:axis-type="auto">
            <chartooo:date-scale/>
            <chart:categories table:cell-range-address="Sheet1.B4:Sheet1.G4"/>
          </chart:axis>
          <chart:axis chart:dimension="y" chart:name="primary-y" chart:style-name="ch5">
            <chart:title svg:x="0.451cm" svg:y="8.486cm" chart:style-name="ch6">
              <text:p>Simulation time in seconds</text:p>
            </chart:title>
            <chart:grid chart:style-name="ch7" chart:class="major"/>
          </chart:axis>
          <chart:series chart:style-name="ch8" chart:values-cell-range-address="Sheet1.B5:Sheet1.G5" chart:label-cell-address="Sheet1.A5:Sheet1.A5" chart:class="chart:bar">
            <chart:data-point chart:repeated="6"/>
          </chart:series>
          <chart:series chart:style-name="ch9" chart:values-cell-range-address="Sheet1.B6:Sheet1.G6" chart:label-cell-address="Sheet1.A6:Sheet1.A6" chart:class="chart:bar">
            <chart:data-point chart:repeated="6"/>
          </chart:series>
          <chart:series chart:style-name="ch10" chart:values-cell-range-address="Sheet1.B7:Sheet1.G7" chart:label-cell-address="Sheet1.A7:Sheet1.A7" chart:class="chart:bar">
            <chart:data-point chart:repeated="6"/>
          </chart:series>
          <chart:series chart:style-name="ch11" chart:values-cell-range-address="Sheet1.B8:Sheet1.G8" chart:label-cell-address="Sheet1.A8:Sheet1.A8" chart:class="chart:bar">
            <chart:data-point chart:repeated="6"/>
          </chart:series>
          <chart:series chart:style-name="ch12" chart:values-cell-range-address="Sheet1.B9:Sheet1.G9" chart:label-cell-address="Sheet1.A9:Sheet1.A9" chart:class="chart:bar">
            <chart:data-point chart:repeated="6"/>
          </chart:series>
          <chart:series chart:style-name="ch13" chart:values-cell-range-address="Sheet1.B10:Sheet1.G10" chart:label-cell-address="Sheet1.A10:Sheet1.A10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D SPEC A-Grid</text:p>
                <draw:g>
                  <svg:desc>Sheet1.B4:Sheet1.G4</svg:desc>
                </draw:g>
              </table:table-cell>
              <table:table-cell office:value-type="string">
                <text:p>FD CART A-Grid</text:p>
              </table:table-cell>
              <table:table-cell office:value-type="string">
                <text:p>FD SPEC C-Grid</text:p>
              </table:table-cell>
              <table:table-cell office:value-type="string">
                <text:p>FD Cart C-Grid</text:p>
              </table:table-cell>
              <table:table-cell office:value-type="string">
                <text:p>REXI M=256</text:p>
              </table:table-cell>
              <table:table-cell office:value-type="string">
                <text:p>REXI PAR M=25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5:Sheet1.A5</svg:desc>
                </draw:g>
              </table:table-cell>
              <table:table-cell office:value-type="float" office:value="435.782169">
                <text:p>435.782169</text:p>
                <draw:g>
                  <svg:desc>Sheet1.B5:Sheet1.G5</svg:desc>
                </draw:g>
              </table:table-cell>
              <table:table-cell office:value-type="float" office:value="548.02654">
                <text:p>548.02654</text:p>
              </table:table-cell>
              <table:table-cell office:value-type="float" office:value="577.854485">
                <text:p>577.854485</text:p>
              </table:table-cell>
              <table:table-cell office:value-type="float" office:value="3390.914126">
                <text:p>3390.914126</text:p>
              </table:table-cell>
              <table:table-cell office:value-type="float" office:value="21.208873">
                <text:p>21.208873</text:p>
              </table:table-cell>
              <table:table-cell office:value-type="float" office:value="19.700215">
                <text:p>19.700215</text:p>
              </table:table-cell>
            </table:table-row>
            <table:table-row>
              <table:table-cell office:value-type="string">
                <text:p>2</text:p>
                <draw:g>
                  <svg:desc>Sheet1.A6:Sheet1.A6</svg:desc>
                </draw:g>
              </table:table-cell>
              <table:table-cell office:value-type="float" office:value="233.432423">
                <text:p>233.432423</text:p>
                <draw:g>
                  <svg:desc>Sheet1.B6:Sheet1.G6</svg:desc>
                </draw:g>
              </table:table-cell>
              <table:table-cell office:value-type="float" office:value="274.956958">
                <text:p>274.956958</text:p>
              </table:table-cell>
              <table:table-cell office:value-type="float" office:value="297.330062">
                <text:p>297.330062</text:p>
              </table:table-cell>
              <table:table-cell office:value-type="float" office:value="1722.504113">
                <text:p>1722.504113</text:p>
              </table:table-cell>
              <table:table-cell office:value-type="float" office:value="13.739498">
                <text:p>13.739498</text:p>
              </table:table-cell>
              <table:table-cell office:value-type="float" office:value="11.62117">
                <text:p>11.62117</text:p>
              </table:table-cell>
            </table:table-row>
            <table:table-row>
              <table:table-cell office:value-type="string">
                <text:p>4</text:p>
                <draw:g>
                  <svg:desc>Sheet1.A7:Sheet1.A7</svg:desc>
                </draw:g>
              </table:table-cell>
              <table:table-cell office:value-type="float" office:value="165.840348">
                <text:p>165.840348</text:p>
                <draw:g>
                  <svg:desc>Sheet1.B7:Sheet1.G7</svg:desc>
                </draw:g>
              </table:table-cell>
              <table:table-cell office:value-type="float" office:value="164.326694">
                <text:p>164.326694</text:p>
              </table:table-cell>
              <table:table-cell office:value-type="float" office:value="174.631597">
                <text:p>174.631597</text:p>
              </table:table-cell>
              <table:table-cell office:value-type="float" office:value="918.718437">
                <text:p>918.718437</text:p>
              </table:table-cell>
              <table:table-cell office:value-type="float" office:value="10.274912">
                <text:p>10.274912</text:p>
              </table:table-cell>
              <table:table-cell office:value-type="float" office:value="7.856987">
                <text:p>7.856987</text:p>
              </table:table-cell>
            </table:table-row>
            <table:table-row>
              <table:table-cell office:value-type="string">
                <text:p>8</text:p>
                <draw:g>
                  <svg:desc>Sheet1.A8:Sheet1.A8</svg:desc>
                </draw:g>
              </table:table-cell>
              <table:table-cell office:value-type="float" office:value="91.011172">
                <text:p>91.011172</text:p>
                <draw:g>
                  <svg:desc>Sheet1.B8:Sheet1.G8</svg:desc>
                </draw:g>
              </table:table-cell>
              <table:table-cell office:value-type="float" office:value="107.499966">
                <text:p>107.499966</text:p>
              </table:table-cell>
              <table:table-cell office:value-type="float" office:value="129.10633">
                <text:p>129.10633</text:p>
              </table:table-cell>
              <table:table-cell office:value-type="float" office:value="528.11977">
                <text:p>528.11977</text:p>
              </table:table-cell>
              <table:table-cell office:value-type="float" office:value="9.821305">
                <text:p>9.821305</text:p>
              </table:table-cell>
              <table:table-cell office:value-type="float" office:value="8.669621">
                <text:p>8.669621</text:p>
              </table:table-cell>
            </table:table-row>
            <table:table-row>
              <table:table-cell office:value-type="string">
                <text:p>12</text:p>
                <draw:g>
                  <svg:desc>Sheet1.A9:Sheet1.A9</svg:desc>
                </draw:g>
              </table:table-cell>
              <table:table-cell office:value-type="float" office:value="102.611476">
                <text:p>102.611476</text:p>
                <draw:g>
                  <svg:desc>Sheet1.B9:Sheet1.G9</svg:desc>
                </draw:g>
              </table:table-cell>
              <table:table-cell office:value-type="float" office:value="105.159553">
                <text:p>105.159553</text:p>
              </table:table-cell>
              <table:table-cell office:value-type="float" office:value="126.186428">
                <text:p>126.186428</text:p>
              </table:table-cell>
              <table:table-cell office:value-type="float" office:value="409.233924">
                <text:p>409.233924</text:p>
              </table:table-cell>
              <table:table-cell office:value-type="float" office:value="9.816574">
                <text:p>9.816574</text:p>
              </table:table-cell>
              <table:table-cell office:value-type="float" office:value="5.566096">
                <text:p>5.566096</text:p>
              </table:table-cell>
            </table:table-row>
            <table:table-row>
              <table:table-cell office:value-type="string">
                <text:p>16</text:p>
                <draw:g>
                  <svg:desc>Sheet1.A10:Sheet1.A10</svg:desc>
                </draw:g>
              </table:table-cell>
              <table:table-cell office:value-type="float" office:value="75.592654">
                <text:p>75.592654</text:p>
                <draw:g>
                  <svg:desc>Sheet1.B10:Sheet1.G10</svg:desc>
                </draw:g>
              </table:table-cell>
              <table:table-cell office:value-type="float" office:value="85.88064">
                <text:p>85.88064</text:p>
              </table:table-cell>
              <table:table-cell office:value-type="float" office:value="95.389234">
                <text:p>95.389234</text:p>
              </table:table-cell>
              <table:table-cell office:value-type="float" office:value="433.740583">
                <text:p>433.740583</text:p>
              </table:table-cell>
              <table:table-cell office:value-type="float" office:value="10.678877">
                <text:p>10.678877</text:p>
              </table:table-cell>
              <table:table-cell office:value-type="float" office:value="4.766677">
                <text:p>4.7666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